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89a7" officeooo:paragraph-rsid="000289a7"/>
    </style:style>
    <style:style style:name="P2" style:family="paragraph" style:parent-style-name="Standard">
      <style:text-properties officeooo:rsid="0002e8b1" officeooo:paragraph-rsid="0002e8b1"/>
    </style:style>
    <style:style style:name="P3" style:family="paragraph" style:parent-style-name="Standard">
      <style:text-properties officeooo:rsid="00047435" officeooo:paragraph-rsid="00047435"/>
    </style:style>
    <style:style style:name="P4" style:family="paragraph" style:parent-style-name="Standard">
      <style:text-properties officeooo:rsid="000525c1" officeooo:paragraph-rsid="000525c1"/>
    </style:style>
    <style:style style:name="P5" style:family="paragraph" style:parent-style-name="Standard">
      <style:text-properties fo:font-weight="bold" officeooo:rsid="000525c1" officeooo:paragraph-rsid="000525c1" style:font-weight-asian="bold" style:font-weight-complex="bold"/>
    </style:style>
    <style:style style:name="P6" style:family="paragraph" style:parent-style-name="Standard">
      <style:text-properties officeooo:rsid="0006a277" officeooo:paragraph-rsid="0006a277"/>
    </style:style>
    <style:style style:name="P7" style:family="paragraph" style:parent-style-name="Standard">
      <style:text-properties officeooo:rsid="000706d2" officeooo:paragraph-rsid="000706d2"/>
    </style:style>
    <style:style style:name="P8" style:family="paragraph" style:parent-style-name="Table_20_Contents">
      <style:text-properties officeooo:rsid="0002e8b1" officeooo:paragraph-rsid="0002e8b1"/>
    </style:style>
    <style:style style:name="T1" style:family="text">
      <style:text-properties officeooo:rsid="0002e8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o types of kernel :</text:p>
      <text:p text:style-name="P1"/>
      <text:p text:style-name="P1">monolithic kernel:- it is signal large process runnig entairly in a single address space </text:p>
      <text:p text:style-name="P1"><text:tab/><text:tab/>Eg:- linux kernel</text:p>
      <text:p text:style-name="P1">micro kernel:- it is broken down into separate process known as servers . Some of the servers run in kernel space and some of the servers run in user space .</text:p>
      <text:p text:style-name="P1">MAC OS <text:s/>usseses micro kernel</text:p>
      <text:p text:style-name="P1"/>
      <text:p text:style-name="P1">Porting RTLinux on Raspberry pi </text:p>
      <text:p text:style-name="P1">VGA :- only video signals transfer </text:p>
      <text:p text:style-name="P1">HDMI:- it can transfer the both audio and video signals</text:p>
      <text:p text:style-name="P1">RJ45:- LAN cable connector </text:p>
      <text:p text:style-name="P1">RCA jack</text:p>
      <text:p text:style-name="P1">SD <text:s/>card :- secure digital card</text:p>
      <text:p text:style-name="P1">SSH:- secure shell</text:p>
      <text:p text:style-name="P1"/>
      <text:p text:style-name="P1">ssh ip-addr -l logine-name</text:p>
      <text:p text:style-name="P1"/>
      <text:p text:style-name="P1">uname -m :- it display the ARCH name</text:p>
      <text:p text:style-name="P1">uname -r <text:s text:c="2"/>:- kernel version </text:p>
      <text:p text:style-name="P2">unmae -a <text:s text:c="2"/>:- all information</text:p>
      <text:p text:style-name="P2"><text:s/>cat /proc/cpuinfo</text:p>
      <text:p text:style-name="P2">- hardware : bcm2708</text:p>
      <text:p text:style-name="P2">-processor : 0</text:p>
      <text:p text:style-name="P2">.....</text:p>
      <text:p text:style-name="P1"/>
      <text:p text:style-name="P1">cat /var/lib/misc/dnsmasq leases</text:p>
      <text:p text:style-name="P1"/>
      <text:p text:style-name="P1"/>
      <text:p text:style-name="P1"/>
      <text:p text:style-name="P2">Repalcing the GPOS kernel from Raspberry pi to RT kernel</text:p>
      <text:p text:style-name="P2"/>
      <text:p text:style-name="P2">Board Bringup images</text:p>
      <text:p text:style-name="P2">1.Bootloader</text:p>
      <text:p text:style-name="P2">2.kernel</text:p>
      <text:p text:style-name="P2">3.RFS(root file system)</text:p>
      <text:p text:style-name="P2"/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GPOS(Linux)</text:p>
          </table:table-cell>
          <table:table-cell table:style-name="Table1.B1" office:value-type="string">
            <text:p text:style-name="P8">Embedded system(RT Linux)</text:p>
          </table:table-cell>
        </table:table-row>
        <table:table-row>
          <table:table-cell table:style-name="Table1.A2" office:value-type="string">
            <text:p text:style-name="P8">Bootloader - GRUB</text:p>
          </table:table-cell>
          <table:table-cell table:style-name="Table1.B2" office:value-type="string">
            <text:p text:style-name="P8">Bootloader -Universal Bootloader</text:p>
          </table:table-cell>
        </table:table-row>
        <table:table-row>
          <table:table-cell table:style-name="Table1.A2" office:value-type="string">
            <text:p text:style-name="P8">Old bootloader -LILO</text:p>
          </table:table-cell>
          <table:table-cell table:style-name="Table1.B2" office:value-type="string">
            <text:p text:style-name="P8">U-Boot</text:p>
          </table:table-cell>
        </table:table-row>
        <table:table-row>
          <table:table-cell table:style-name="Table1.A2" office:value-type="string">
            <text:p text:style-name="P8">Windows – NILDR</text:p>
          </table:table-cell>
          <table:table-cell table:style-name="Table1.B2" office:value-type="string">
            <text:p text:style-name="P8">Bare Box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8">Super ViVI</text:p>
          </table:table-cell>
        </table:table-row>
        <table:table-row>
          <table:table-cell table:style-name="Table1.A2" office:value-type="string">
            <text:p text:style-name="P8">Kernel image</text:p>
            <text:p text:style-name="P8">VmLinux-x.x.x</text:p>
          </table:table-cell>
          <table:table-cell table:style-name="Table1.B2" office:value-type="string">
            <text:p text:style-name="P8">Kernel image</text:p>
            <text:p text:style-name="P8">zImage,Image ,uImag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Boot partition <text:tab/><text:tab/><text:tab/><text:tab/><text:tab/><text:tab/>RFS partition</text:p>
      <text:p text:style-name="P2">Fat file system<text:tab/><text:tab/><text:tab/><text:tab/><text:tab/><text:tab/>Ext (linux file system)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-<text:span text:style-name="T1">Boot loader</text:span></text:p>
            <text:p text:style-name="Table_20_Contents">-<text:span text:style-name="T1">kernel (GPOS)</text:span></text:p>
            <text:p text:style-name="Table_20_Contents"/>
          </table:table-cell>
          <table:table-cell table:style-name="Table2.B1" office:value-type="string">
            <text:p text:style-name="Table_20_Contents"/>
            <text:p text:style-name="P8">RFS</text:p>
          </table:table-cell>
        </table:table-row>
      </table:table>
      <text:p text:style-name="P2">Micro SD card</text:p>
      <text:p text:style-name="P2"/>
      <text:p text:style-name="P2"/>
      <text:p text:style-name="P2">coping the RT kernel into Boot partition in place of GPOS kernel</text:p>
      <text:p text:style-name="P2"/>
      <text:p text:style-name="P2"/>
      <text:p text:style-name="P2">partition checking </text:p>
      <text:p text:style-name="P2"/>
      <text:p text:style-name="P2">sudo bash <text:line-break/>homw/pi# fdisk -l</text:p>
      <text:p text:style-name="P2"/>
      <text:p text:style-name="P2"/>
      <text:p text:style-name="P2"/>
      <text:p text:style-name="P3">RT kernel image </text:p>
      <text:p text:style-name="P3">~/desktop/respberrypi/xxxx/rtpatc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TFTP <text:s text:c="2"/>NFS for raspberry pi</text:p>
      <text:p text:style-name="P3"/>
      <text:p text:style-name="P4"><text:a xlink:type="simple" xlink:href="https://dynamicparallax.wordpress.com/2015/08/20/how-to-setup-raspberry-pi-as-a-tftp-server/">https://dynamicparallax.wordpress.com/2015/08/20/how-to-setup-raspberry-pi-as-a-tftp-server/</text:a></text:p>
      <text:p text:style-name="P4"/>
      <text:p text:style-name="P3"/>
      <text:p text:style-name="P3"/>
      <text:p text:style-name="P6"><text:a xlink:type="simple" xlink:href="https://www.raspberrypi.org/documentation/remote-access/ssh/">https://www.raspberrypi.org/documentation/remote-access/ssh/</text:a></text:p>
      <text:p text:style-name="P6"/>
      <text:p text:style-name="P3"/>
      <text:p text:style-name="P3"/>
      <text:p text:style-name="P3"/>
      <text:p text:style-name="P7"><text:a xlink:type="simple" xlink:href="https://www.wikihow.com/Get-Started-with-the-Raspberry-Pi">https://www.wikihow.com/Get-Started-with-the-Raspberry-Pi</text:a></text:p>
      <text:p text:style-name="P7"/>
      <text:p text:style-name="P7"/>
      <text:p text:style-name="P7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00:34.232256763</meta:creation-date>
    <dc:date>2017-11-27T07:58:55.745337549</dc:date>
    <meta:editing-duration>P3DT21H27M48S</meta:editing-duration>
    <meta:editing-cycles>3</meta:editing-cycles>
    <meta:generator>LibreOffice/4.2.8.2$Linux_X86_64 LibreOffice_project/420m0$Build-2</meta:generator>
    <meta:document-statistic meta:table-count="2" meta:image-count="0" meta:object-count="0" meta:page-count="3" meta:paragraph-count="54" meta:word-count="224" meta:character-count="1566" meta:non-whitespace-character-count="1365"/>
  </office:meta>
</office:document-meta>
</file>